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andom</text:p>
      <text:p text:style-name="Standard"/>
      <text:p text:style-name="Standard">f = open("integers.txt", 'w')</text:p>
      <text:p text:style-name="Standard">count = 0</text:p>
      <text:p text:style-name="Standard">while count &lt; 500:</text:p>
      <text:p text:style-name="Standard"><text:s text:c="4"/>for i in range(random.randint(2,20)):</text:p>
      <text:p text:style-name="Standard"><text:s text:c="7"/>number = random.randint(1, 500)</text:p>
      <text:p text:style-name="Standard"><text:s text:c="7"/>f.write(str(number) + ' ')</text:p>
      <text:p text:style-name="Standard"><text:s text:c="7"/>count += 1</text:p>
      <text:p text:style-name="Standard"><text:s text:c="7"/>if count &gt;=500:</text:p>
      <text:p text:style-name="Standard"><text:s text:c="11"/>break</text:p>
      <text:p text:style-name="Standard"><text:s text:c="4"/>f.write('\n')</text:p>
      <text:p text:style-name="Standard">f.close()</text:p>
      <text:p text:style-name="Standard">print("count =", count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7T08:43:39.018880513</meta:creation-date>
    <meta:print-date>2020-02-17T08:44:26.438642412</meta:print-date>
    <dc:date>2020-02-17T08:50:59.412189727</dc:date>
    <meta:editing-duration>PT7M21S</meta:editing-duration>
    <meta:editing-cycles>1</meta:editing-cycles>
    <meta:document-statistic meta:table-count="0" meta:image-count="0" meta:object-count="0" meta:page-count="1" meta:paragraph-count="13" meta:word-count="37" meta:character-count="285" meta:non-whitespace-character-count="214"/>
    <meta:generator>LibreOffice/6.3.1.2$MacOSX_X86_64 LibreOffice_project/b79626edf0065ac373bd1df5c28bd630b4424273</meta:generator>
  </office:meta>
</office:document-meta>
</file>